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72000004FBF1FA0F581F4A50B7.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ext_20_body">
      <style:text-properties officeooo:rsid="005c96d9" officeooo:paragraph-rsid="005c96d9"/>
    </style:style>
    <style:style style:name="P8" style:family="paragraph" style:parent-style-name="Text_20_body">
      <style:text-properties officeooo:rsid="005cc1f3" officeooo:paragraph-rsid="005cc1f3"/>
    </style:style>
    <style:style style:name="P9" style:family="paragraph" style:parent-style-name="Text_20_body">
      <style:text-properties officeooo:rsid="006361f0" officeooo:paragraph-rsid="006361f0"/>
    </style:style>
    <style:style style:name="P10" style:family="paragraph" style:parent-style-name="Text_20_body">
      <style:text-properties officeooo:rsid="0064b63a" officeooo:paragraph-rsid="0064b63a"/>
    </style:style>
    <style:style style:name="P11" style:family="paragraph" style:parent-style-name="Text_20_body">
      <style:text-properties officeooo:rsid="00693795"/>
    </style:style>
    <style:style style:name="P12" style:family="paragraph" style:parent-style-name="Heading_20_1">
      <style:text-properties officeooo:paragraph-rsid="0058ff04"/>
    </style:style>
    <style:style style:name="P13" style:family="paragraph" style:parent-style-name="Heading_20_2">
      <style:text-properties officeooo:rsid="0078921c" officeooo:paragraph-rsid="0078921c"/>
    </style:style>
    <style:style style:name="P14" style:family="paragraph" style:parent-style-name="Heading_20_2">
      <style:text-properties officeooo:rsid="007d2a75" officeooo:paragraph-rsid="007d2a75"/>
    </style:style>
    <style:style style:name="P15" style:family="paragraph" style:parent-style-name="Heading_20_1" style:master-page-name="First_20_Page">
      <style:paragraph-properties style:page-number="auto"/>
    </style:style>
    <style:style style:name="P16" style:family="paragraph" style:parent-style-name="Heading_20_1">
      <style:paragraph-properties fo:break-before="page"/>
    </style:style>
    <style:style style:name="P17" style:family="paragraph" style:parent-style-name="Text_20_body" style:list-style-name="L1">
      <style:text-properties officeooo:paragraph-rsid="00730167"/>
    </style:style>
    <style:style style:name="P18" style:family="paragraph" style:parent-style-name="Text_20_body" style:list-style-name="L3">
      <style:text-properties officeooo:paragraph-rsid="0071f21b"/>
    </style:style>
    <style:style style:name="P19" style:family="paragraph" style:parent-style-name="Text_20_body" style:list-style-name="L1">
      <style:text-properties officeooo:rsid="00730167" officeooo:paragraph-rsid="00730167"/>
    </style:style>
    <style:style style:name="P20" style:family="paragraph" style:parent-style-name="Text_20_body">
      <style:text-properties officeooo:rsid="00743be0" officeooo:paragraph-rsid="00743be0"/>
    </style:style>
    <style:style style:name="P21" style:family="paragraph" style:parent-style-name="Text_20_body" style:list-style-name="L3">
      <style:text-properties officeooo:rsid="00748aa7" officeooo:paragraph-rsid="00748aa7"/>
    </style:style>
    <style:style style:name="P22" style:family="paragraph" style:parent-style-name="Text_20_body" style:list-style-name="L3">
      <style:text-properties officeooo:rsid="00748aa7" officeooo:paragraph-rsid="0076559b"/>
    </style:style>
    <style:style style:name="P23" style:family="paragraph" style:parent-style-name="Text_20_body" style:list-style-name="L3">
      <style:text-properties officeooo:rsid="0076251c" officeooo:paragraph-rsid="0076251c"/>
    </style:style>
    <style:style style:name="P24" style:family="paragraph" style:parent-style-name="Text_20_body" style:list-style-name="L3">
      <style:text-properties officeooo:rsid="0076251c" officeooo:paragraph-rsid="0076559b"/>
    </style:style>
    <style:style style:name="P25" style:family="paragraph" style:parent-style-name="Text_20_body">
      <style:text-properties officeooo:rsid="0079a86b" officeooo:paragraph-rsid="0079a86b"/>
    </style:style>
    <style:style style:name="P26" style:family="paragraph" style:parent-style-name="Text_20_body">
      <style:text-properties officeooo:rsid="007d2a75" officeooo:paragraph-rsid="007d2a75"/>
    </style:style>
    <style:style style:name="P27" style:family="paragraph" style:parent-style-name="Text_20_body">
      <style:text-properties officeooo:paragraph-rsid="00810df9"/>
    </style:style>
    <style:style style:name="P28" style:family="paragraph" style:parent-style-name="Text_20_body">
      <style:text-properties officeooo:rsid="00810df9" officeooo:paragraph-rsid="00810df9"/>
    </style:style>
    <style:style style:name="P29" style:family="paragraph" style:parent-style-name="Text_20_body">
      <style:text-properties officeooo:rsid="0083807e" officeooo:paragraph-rsid="0083807e"/>
    </style:style>
    <style:style style:name="P30" style:family="paragraph" style:parent-style-name="Text_20_body">
      <style:text-properties officeooo:rsid="0084499f" officeooo:paragraph-rsid="0084499f"/>
    </style:style>
    <style:style style:name="P31" style:family="paragraph" style:parent-style-name="Text_20_body" style:list-style-name="L6">
      <style:text-properties officeooo:rsid="00853371" officeooo:paragraph-rsid="00853371"/>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56b93"/>
    </style:style>
    <style:style style:name="T5" style:family="text">
      <style:text-properties officeooo:rsid="0047316b"/>
    </style:style>
    <style:style style:name="T6" style:family="text">
      <style:text-properties officeooo:rsid="005bb22b"/>
    </style:style>
    <style:style style:name="T7" style:family="text">
      <style:text-properties fo:font-style="italic" officeooo:rsid="00730167" style:font-style-asian="italic" style:font-style-complex="italic"/>
    </style:style>
    <style:style style:name="T8" style:family="text">
      <style:text-properties officeooo:rsid="00730167"/>
    </style:style>
    <style:style style:name="T9" style:family="text">
      <style:text-properties fo:font-style="normal" officeooo:rsid="00730167" style:font-style-asian="normal" style:font-style-complex="normal"/>
    </style:style>
    <style:style style:name="T10" style:family="text">
      <style:text-properties officeooo:rsid="00743be0"/>
    </style:style>
    <style:style style:name="T11" style:family="text">
      <style:text-properties officeooo:rsid="0076251c"/>
    </style:style>
    <style:style style:name="T12" style:family="text">
      <style:text-properties officeooo:rsid="0076559b"/>
    </style:style>
    <style:style style:name="T13" style:family="text">
      <style:text-properties officeooo:rsid="007b641c"/>
    </style:style>
    <style:style style:name="T14" style:family="text">
      <style:text-properties officeooo:rsid="007d2a75"/>
    </style:style>
    <style:style style:name="T15" style:family="text">
      <style:text-properties officeooo:rsid="007eb370"/>
    </style:style>
    <style:style style:name="T16" style:family="text">
      <style:text-properties officeooo:rsid="00810df9"/>
    </style:style>
    <style:style style:name="T17" style:family="text">
      <style:text-properties officeooo:rsid="0083807e"/>
    </style:style>
    <style:style style:name="T18" style:family="text">
      <style:text-properties officeooo:rsid="008399e4"/>
    </style:style>
    <style:style style:name="T19" style:family="text">
      <style:text-properties officeooo:rsid="00853371"/>
    </style:style>
    <style:style style:name="T20"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15">Project name <office:annotation><dc:creator>Unknown Author</dc:creator><dc:date>2015-04-01T13:40:11</dc:date><text:p text:style-name="P32"><text:span text:style-name="T20">Unique identifier name, specific to this pitch</text:span></text:p></office:annotation></text:p>
      <text:p text:style-name="Text_20_body">Glia <text:span text:style-name="T8">Website</text:span></text:p>
      <text:p text:style-name="Heading_20_1">Fellow<text:span text:style-name="T5">(s)</text:span></text:p>
      <text:p text:style-name="Text_20_body">Tarek Loubani</text:p>
      <text:p text:style-name="Heading_20_1">Short description</text:p>
      <text:p text:style-name="P11">The <text:span text:style-name="T8">Glia project's website was made in an </text:span><text:span text:style-name="T7">ad hoc</text:span><text:span text:style-name="T9"> fashion. Since then, the project's need for an attractive and representative web presence has increased. This project tackles the creation of the Glia website.</text:span></text:p>
      <text:p text:style-name="Heading_20_1">Objective(s)</text:p>
      <text:list xml:id="list4282539786" text:style-name="L1">
        <text:list-item>
          <text:p text:style-name="P19">To create a website that displays the work our team has already done</text:p>
        </text:list-item>
        <text:list-item>
          <text:p text:style-name="P19">To facilitate volunteer applications and efforts into the team.</text:p>
        </text:list-item>
        <text:list-item>
          <text:p text:style-name="P17"><text:span text:style-name="T8">To create a place to recognize previous volunteers and participants</text:span></text:p>
        </text:list-item>
      </text:list>
      <text:p text:style-name="Heading_20_1">Link to scope of fellowship(s)<office:annotation><dc:creator>Unknown Author</dc:creator><dc:date>2015-03-11T13:42:56</dc:date><text:p><text:span text:style-name="T20">How does this relate to the scope of your fellowship(s)?</text:span></text:p></office:annotation></text:p>
      <text:p text:style-name="Text_20_body">The fellowship scope <text:span text:style-name="T10">of creating a culture around open medical devices includes the need to communicate with other academics, manufacturers and health care providers. For the past four years, interested parties have communicated with us through high friction methods such as Internet Relay Chat (IRC), email, github and social media. While these methods provided all of the content relevant to our work, they did so in a disparate way.</text:span></text:p>
      <text:p text:style-name="P20">A website will help us communicate this information to our main audiences: academics, manufacturers and health care providers.</text:p>
      <text:p text:style-name="P16">Context</text:p>
      <text:p text:style-name="P20">Information about Glia and its work is distributed among many sources, including github repositories, news articles, social media posts, email and Internet Relay Chat (IRC) logs. There exists no easily accessible showcase for our work, nor an easy way for volunteers to connect with our project.</text:p>
      <text:p text:style-name="P20">Over the past two decades, websites have emerged as the de facto standard for projects such as ours, housing philosophical and practical information about various projects. While the Glia project does have a website, it is limited and has not been effective.</text:p>
      <text:p text:style-name="P20">After discussion with the team, we agreed that there should be a formal and professional effort to bring a website forward by hiring a professional designer.</text:p>
      <text:p text:style-name="Heading_20_1">Intended beneficiaries<office:annotation><dc:creator>Unknown Author</dc:creator><dc:date>2015-03-11T13:44:34</dc:date><text:p><text:span text:style-name="T20">Who do you expect will benefit from this project?</text:span></text:p><text:p><text:span text:style-name="T20">Who will/might the project impact on?</text:span></text:p></office:annotation></text:p>
      <text:list xml:id="list382291139" text:style-name="L3">
        <text:list-item>
          <text:p text:style-name="P21">Potential collaborators such as academics, manufacturers and health care providers – These providers understand that Glia can help them, but <text:span text:style-name="T11">may not be sure of how to contact the team or what our work entails</text:span></text:p>
        </text:list-item>
        <text:list-item>
          <text:p text:style-name="P23">Lay public – Through media exposure, the lay public may be interested in our work and supporting it. A website would provide them with a central source of information</text:p>
        </text:list-item>
        <text:list-item>
          <text:p text:style-name="P23">Glia team – The team currently spends a large amount of time manually managing volunteer and community requests. A better resource would free up our time to work on creative aspects of the project</text:p>
        </text:list-item>
      </text:list>
      <text:p text:style-name="Heading_20_1">Strategic partners<office:annotation><dc:creator>Unknown Author</dc:creator><dc:date>2015-03-11T13:46:11</dc:date><text:p><text:span text:style-name="T20">Who will you work closely with?</text:span></text:p><text:p><text:span text:style-name="T20">Who will be part of the project team?</text:span></text:p></office:annotation></text:p>
      <text:list xml:id="list221502313582016" text:continue-numbering="true" text:style-name="L3">
        <text:list-item>
          <text:p text:style-name="P18"><text:span text:style-name="T11">Ian Hamilton, Color Crate</text:span></text:p>
        </text:list-item>
      </text:list>
      <text:p text:style-name="Text_20_body"/>
      <text:p text:style-name="Heading_20_1">Boundary <text:span text:style-name="T3">players</text:span><text:span text:style-name="T3"><office:annotation><dc:creator>Unknown Author</dc:creator><dc:date>2015-03-11T13:51:57</dc:date><text:p><text:span text:style-name="T20">These are outside the project team, staff and/or board, not directly included in the project by you.</text:span></text:p><text:p><text:span text:style-name="T20">Who do you need to keep in mind when developing and implementing the project? </text:span></text:p><text:p><text:span text:style-name="T20">Whose actions and/or decisions will/could impact on the project?</text:span></text:p><text:p><text:span text:style-name="T20">Who might challenge or try to block what you are trying to do?</text:span></text:p><text:p><text:span text:style-name="T20">Whose actions or decisions might hold a risk for your project?</text:span></text:p><text:p><text:span text:style-name="T20">Who might be able to help?</text:span></text:p><text:p><text:span text:style-name="T20"/></text:p></office:annotation></text:span></text:p>
      <text:list xml:id="list221502362702889" text:continue-numbering="true" text:style-name="L3">
        <text:list-item>
          <text:p text:style-name="P22">Potential collaborators such as academics, manufacturers and health care providers – These providers understand that Glia can help them, but <text:span text:style-name="T11">may not be sure of how to contact the team or what our work entails. Ultimately, they are the main target audience of the website design</text:span></text:p>
        </text:list-item>
        <text:list-item>
          <text:p text:style-name="P24">Lay public – A website <text:span text:style-name="T12">for the lay public </text:span>would provide them with a central source of information</text:p>
        </text:list-item>
      </text:list>
      <text:p text:style-name="Heading_20_1"><text:soft-page-break/>Methodology and activities<office:annotation><dc:creator>Unknown Author</dc:creator><dc:date>2015-03-11T13:53:40</dc:date><text:p><text:span text:style-name="T20">What will your approach be?</text:span></text:p><text:p><text:span text:style-name="T20">What activities will the project include?</text:span></text:p></office:annotation></text:p>
      <text:p text:style-name="P13">Design and Development</text:p>
      <text:p text:style-name="P25">Through a consultative process, the website will be developed in collaboration with Glia's community manager (Carrie Wakem) and Color Crate's lead developer (Ian Hamilton). This process will involve input from the entire Glia team. The site will utilize WordPress for its content management, a leading open source software.</text:p>
      <text:p text:style-name="P13">Deployment</text:p>
      <text:p text:style-name="P25">Once the first complete version of the website is ready, it will be deployed via a DigitalOcean droplet running Ubuntu 16.04 server software and the NGINX web server.</text:p>
      <text:p text:style-name="P13">Post-deployment assessment</text:p>
      <text:p text:style-name="P7"><text:span text:style-name="T13">To monitor performance of the site, we will use informal surveying of the team and incoming volunteers using a webform. As well, we will monitor before and after traffic using Mamoto (formerly Piwik), an open source web analytics software. If changes are needed, they will either be made by one of the Glia team or under contract by Mr. Hamilton.</text:span></text:p>
      <text:p text:style-name="Heading_20_1">Outputs and deliverables<office:annotation><dc:creator>Unknown Author</dc:creator><dc:date>2015-03-11T13:54:06</dc:date><text:p><text:span text:style-name="T20">What will the tangible outputs of the project be?</text:span></text:p><text:p><text:span text:style-name="T20">What IP will be created during the project?</text:span></text:p></office:annotation></text:p>
      <text:p text:style-name="P14">Website</text:p>
      <text:p text:style-name="Text_20_body">The primary <text:span text:style-name="T14">deliverable of this project will be a new website (glia.org) running on a modern content management system (WordPress) on a new server (Ubuntu 16.04) on a DigitalOcean droplet with modern monitoring, backup and maintenance capabilities.</text:span></text:p>
      <text:p text:style-name="P14">Reduction in time spent on community management</text:p>
      <text:p text:style-name="P26">This will be difficult to quantify properly, however one of the main practical goals is to reduce the time spent by Carrie Wakem, Mohammed Abumatar and Tarek Loubani on responding to and <text:span text:style-name="T15">managing community and volunteer requests. We hope to monitor this through continued formal time tracking and informal survey of the team.</text:span></text:p>
      <text:p text:style-name="P12">Time frame<office:annotation><dc:creator>Unknown Author</dc:creator><dc:date>2015-03-11T13:54:30</dc:date><text:p><text:span text:style-name="T20">When? </text:span></text:p><text:p><text:span text:style-name="T20">How long? </text:span></text:p></office:annotation></text:p>
      <text:p text:style-name="Text_20_body"><text:span text:style-name="T14">Six months</text:span>. Start date is <text:span text:style-name="T14">August 2018</text:span>. <text:span text:style-name="T14">Expected end date is May 2019.</text:span></text:p>
      <text:p text:style-name="Heading_20_1"><text:soft-page-break/>Resources and budget</text:p>
      <text:p text:style-name="Text_20_body"/>
      <text:p text:style-name="P27"><text:span text:style-name="T4">The cost as quoted by Color Crate for this website is USD$4,275.</text:span></text:p>
      <text:p text:style-name="Heading_20_1">Measures of success<office:annotation><dc:creator>Unknown Author</dc:creator><dc:date>2015-03-11T13:55:23</dc:date><text:p><text:span text:style-name="T20">How will you know whether the project was successful or not?</text:span></text:p></office:annotation></text:p>
      <text:p text:style-name="Heading_20_2">What changes in behaviour do you expect to see?</text:p>
      <text:p text:style-name="P9"><text:span text:style-name="T16">We hope that stakeholders such as other academics, manufacturers and health care providers will be able to more easily find and share our work, resulting in a higher level of focused interest in our work.</text:span></text:p>
      <text:p text:style-name="Heading_20_2">What changes in behaviour would you like to see?</text:p>
      <text:p text:style-name="P28">We would like to see the above stakeholders also use the website to respond to volunteer needs and targeted <text:span text:style-name="T17">requests for help from the community.</text:span></text:p>
      <text:p text:style-name="Heading_20_2">What changes in behaviour would you love to see?</text:p>
      <text:p text:style-name="P29">A stretch goal of this project would be to use the website to facilitate a community fundraiser such as via patreon or kickstarter.</text:p>
      <text:p text:style-name="Heading_20_1">Communication strategy<office:annotation><dc:creator>Unknown Author</dc:creator><dc:date>2015-03-11T13:56:01</dc:date><text:p><text:span text:style-name="T20">How will you engage partners (boundary and strategic)?</text:span></text:p><text:p><text:span text:style-name="T20">How will you advocate about your project in its contextual environment?</text:span></text:p><text:p><text:span text:style-name="T20">How will you share the process of implementing the project?</text:span></text:p><text:p><text:span text:style-name="T20">How will you share what you learn/discover/find/recommend?</text:span></text:p></office:annotation></text:p>
      <text:p text:style-name="P8">Intra-group communication will be done using Mattermost, Kanboard, email and in-person meetings.</text:p>
      <text:p text:style-name="P8">External communication will be via twitter, facebook, instagram and public talks in <text:span text:style-name="T18">Canada</text:span> and internationally.</text:p>
      <text:p text:style-name="Heading_20_1"><text:span text:style-name="T6">S</text:span>ustainability strategy<office:annotation><dc:creator>Unknown Author</dc:creator><dc:date>2015-03-11T13:56:42</dc:date><text:p><text:span text:style-name="T20">When this funding ends, then what?</text:span></text:p></office:annotation></text:p>
      <text:p text:style-name="P30">The website will be maintained by Tarek Loubani, who has extensive experience securing, deploying and maintaining servers over many years. If needed, Ian Hamilton (Color Crate) will provide contract services.</text:p>
      <text:p text:style-name="P16">Risks<office:annotation><dc:creator>Unknown Author</dc:creator><dc:date>2015-03-11T13:57:09</dc:date><text:p><text:span text:style-name="T20">What should you look out for?</text:span></text:p><text:p><text:span text:style-name="T20">What risks do you face in project implementation?</text:span></text:p><text:p><text:span text:style-name="T20">Risks for uptake?</text:span></text:p><text:p><text:span text:style-name="T20">Risks for exit/sustainability/viability?</text:span></text:p></office:annotation></text:p>
      <text:p text:style-name="P10">The<text:span text:style-name="T19">re are two</text:span> main risks for this <text:span text:style-name="T19">project</text:span>:</text:p>
      <text:list xml:id="list1481104179" text:style-name="L6">
        <text:list-item>
          <text:p text:style-name="P31">Misjudging the needs of the project website and providing information that is not required or not desired by the target audience. As such, the website would be an ornament rather than a usable tool. We are trying to mitigate this risk by spending a small amount of money and doing development that is guided by the needs we already have, rather than by a larger vision for needs that do not yet exist.</text:p>
        </text:list-item>
        <text:list-item>
          <text:p text:style-name="P31">That the website quickly starts to decay and loses its utility and value in short order. This is very difficult to mitigate, but should be manageable by refreshing the site every 12-18 months in terms of content and desig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3"><draw:image xlink:href="Pictures/1000000000000672000004FBF1FA0F581F4A50B7.jpg" xlink:type="simple" xlink:show="embed" xlink:actuate="onLoad" loext:mime-type="image/jpeg"/></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5</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F1FA0F581F4A50B7.jpg" xlink:type="simple" xlink:show="embed" xlink:actuate="onLoad" loext:mime-type="image/jpeg"/></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4"><draw:image xlink:href="Pictures/1000000000000672000004FBF1FA0F581F4A50B7.jpg" xlink:type="simple" xlink:show="embed" xlink:actuate="onLoad" loext:mime-type="image/jpeg"/></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dc:title>MOU Template</dc:title>
    <meta:creation-date>2017-03-06T00:09:30.991933919</meta:creation-date>
    <dc:language>en-ZA</dc:language>
    <meta:editing-cycles>49</meta:editing-cycles>
    <meta:editing-duration>P1DT5H59M7S</meta:editing-duration>
    <meta:initial-creator>Tarek Loubani</meta:initial-creator>
    <dc:date>2018-12-27T22:15:00.889242982</dc:date>
    <dc:creator>Tarek Loubani</dc:creator>
    <meta:document-statistic meta:table-count="0" meta:image-count="3" meta:object-count="0" meta:page-count="5" meta:paragraph-count="62" meta:word-count="1041" meta:character-count="6374" meta:non-whitespace-character-count="5400"/>
    <meta:user-defined meta:name="Info 1"/>
    <meta:user-defined meta:name="Info 2"/>
    <meta:user-defined meta:name="Info 3"/>
    <meta:user-defined meta:name="Info 4"/>
  </office:meta>
</office:document-meta>
</file>